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width="0.05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solid" draw:fill-color="#e6e6e6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width="0.051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draw:fill="solid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8000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8000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width="0.051cm" svg:stroke-color="#000000" draw:fill="none" draw:fill-color="#ffffff" fo:min-height="0.97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0.33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8000" draw:fill="solid" draw:fill-color="#e6e6e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width="0.051cm" svg:stroke-color="#008000" draw:fill="solid" draw:fill-color="#b3b3b3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width="0.051cm" svg:stroke-color="#008000" draw:fill="solid" draw:fill-color="#cccccc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width="0.051cm" svg:stroke-color="#008000" draw:fill="solid" draw:fill-color="#9999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width="0.051cm" svg:stroke-color="#008000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8000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8000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0000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8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2" style:family="graphic" style:parent-style-name="standard">
      <style:graphic-properties draw:fill="solid" draw:fill-color="#33a3a3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width="0.051cm" svg:stroke-color="#008000" draw:fill="solid" draw:fill-color="#33a3a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fill="none" draw:fill-color="#ffffff" fo:min-height="0.137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text-properties fo:font-size="10pt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paragraph-properties fo:margin-left="0cm" fo:margin-right="0cm" fo:text-align="center" fo:text-indent="0cm"/>
      <style:text-properties fo:font-size="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margin-left="0cm" fo:margin-right="0cm" fo:text-align="center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size="10pt"/>
    </style:style>
    <style:style style:name="T3" style:family="text">
      <style:text-properties fo:font-size="8pt"/>
    </style:style>
    <style:style style:name="T4" style:family="text">
      <style:text-properties fo:font-size="12pt"/>
    </style:style>
    <style:style style:name="T5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81cm" svg:height="1.905cm" svg:x="15.883cm" svg:y="12.366cm">
          <text:p text:style-name="P3"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26.64cm" svg:height="0.44cm" svg:x="0.643cm" svg:y="0.496cm">
          <text:p text:style-name="P3"/>
        </draw:rect>
        <draw:rect draw:style-name="gr2" draw:text-style-name="P1" draw:layer="layout" svg:width="3.81cm" svg:height="0.969cm" svg:x="23.503cm" svg:y="20.367cm">
          <text:p text:style-name="P3"/>
        </draw:rect>
        <draw:rect draw:style-name="gr2" draw:text-style-name="P1" draw:layer="layout" svg:width="26.64cm" svg:height="0.44cm" svg:x="0.643cm" svg:y="20.513cm">
          <text:p text:style-name="P3"/>
        </draw:rect>
        <draw:rect draw:style-name="gr3" draw:text-style-name="P1" draw:layer="layout" svg:width="3.78cm" svg:height="0.44cm" svg:x="23.503cm" svg:y="20.513cm">
          <text:p text:style-name="P3"/>
        </draw:rect>
        <draw:rect draw:style-name="gr2" draw:text-style-name="P1" draw:layer="layout" svg:width="3.175cm" svg:height="2.841cm" svg:x="1.138cm" svg:y="0.098cm">
          <text:p text:style-name="P3"/>
        </draw:rect>
        <draw:rect draw:style-name="gr4" draw:text-style-name="P1" draw:layer="layout" svg:width="3.175cm" svg:height="1.905cm" svg:x="0.503cm" svg:y="0.301cm">
          <text:p text:style-name="P3"/>
        </draw:rect>
        <draw:rect draw:style-name="gr5" draw:text-style-name="P1" draw:layer="layout" svg:width="2.54cm" svg:height="1.905cm" svg:x="1.138cm" svg:y="0.301cm">
          <text:p text:style-name="P3"/>
        </draw:rect>
        <draw:rect draw:style-name="gr3" draw:text-style-name="P1" draw:layer="layout" svg:width="12.7cm" svg:height="12.065cm" svg:x="3.183cm" svg:y="7.286cm">
          <text:p text:style-name="P3"/>
        </draw:rect>
        <draw:custom-shape draw:style-name="gr6" draw:text-style-name="P1" draw:layer="layout" svg:width="11.43cm" svg:height="1.905cm" svg:x="4.453cm" svg:y="12.366cm">
          <text:p text:style-name="P3"/>
          <draw:enhanced-geometry svg:viewBox="0 0 21600 21600" draw:type="rectangle" draw:enhanced-path="M 0 0 L 21600 0 21600 21600 0 21600 0 0 Z N"/>
        </draw:custom-shape>
        <draw:rect draw:style-name="gr7" draw:text-style-name="P1" draw:layer="layout" svg:width="21.59cm" svg:height="10.795cm" svg:x="5.088cm" svg:y="1.571cm">
          <text:p text:style-name="P3"/>
        </draw:rect>
        <draw:custom-shape draw:style-name="gr8" draw:text-style-name="P1" draw:layer="layout" svg:width="3.81cm" svg:height="5.08cm" svg:x="15.883cm" svg:y="7.286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4.605cm" svg:height="2.54cm" svg:x="5.088cm" svg:y="4.746cm"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795cm" svg:height="5.08cm" svg:x="5.088cm" svg:y="7.286cm">
          <text:p text:style-name="P3"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923cm" svg:y1="10.784cm" svg:x2="7.923cm" svg:y2="13.959cm">
          <text:p text:style-name="P3"/>
        </draw:line>
        <draw:line draw:style-name="gr11" draw:text-style-name="P1" draw:layer="layout" svg:x1="7.723cm" svg:y1="10.784cm" svg:x2="7.723cm" svg:y2="13.959cm">
          <text:p text:style-name="P3"/>
        </draw:line>
        <draw:line draw:style-name="gr12" draw:text-style-name="P1" draw:layer="layout" svg:x1="14.89cm" svg:y1="14.593cm" svg:x2="14.89cm" svg:y2="11.418cm">
          <text:p text:style-name="P3"/>
        </draw:line>
        <draw:line draw:style-name="gr11" draw:text-style-name="P1" draw:layer="layout" svg:x1="7.897cm" svg:y1="15.028cm" svg:x2="9.167cm" svg:y2="15.028cm">
          <text:p text:style-name="P3"/>
        </draw:line>
        <draw:line draw:style-name="gr12" draw:text-style-name="P1" draw:layer="layout" svg:x1="14.46cm" svg:y1="5.738cm" svg:x2="11.484cm" svg:y2="5.738cm">
          <text:p text:style-name="P3"/>
        </draw:line>
        <draw:line draw:style-name="gr11" draw:text-style-name="P1" draw:layer="layout" svg:x1="10.223cm" svg:y1="10.783cm" svg:x2="10.223cm" svg:y2="13.958cm">
          <text:p text:style-name="P3"/>
        </draw:line>
        <draw:line draw:style-name="gr12" draw:text-style-name="P1" draw:layer="layout" svg:x1="14.468cm" svg:y1="6.338cm" svg:x2="12.563cm" svg:y2="6.338cm">
          <text:p text:style-name="P3"/>
        </draw:line>
        <draw:line draw:style-name="gr13" draw:text-style-name="P1" draw:layer="layout" svg:x1="12.128cm" svg:y1="10.483cm" svg:x2="10.242cm" svg:y2="10.483cm">
          <text:p text:style-name="P3"/>
        </draw:line>
        <draw:line draw:style-name="gr13" draw:text-style-name="P1" draw:layer="layout" svg:x1="7.048cm" svg:y1="10.37cm" svg:x2="6.413cm" svg:y2="10.37cm">
          <text:p text:style-name="P3"/>
        </draw:line>
        <draw:line draw:style-name="gr10" draw:text-style-name="P1" draw:layer="layout" svg:x1="16.038cm" svg:y1="6.637cm" svg:x2="16.038cm" svg:y2="9.812cm">
          <text:p text:style-name="P3"/>
        </draw:line>
        <draw:line draw:style-name="gr14" draw:text-style-name="P1" draw:layer="layout" svg:x1="17.964cm" svg:y1="6.632cm" svg:x2="17.964cm" svg:y2="9.807cm">
          <text:p text:style-name="P3"/>
        </draw:line>
        <draw:line draw:style-name="gr14" draw:text-style-name="P1" draw:layer="layout" svg:x1="14.453cm" svg:y1="3.684cm" svg:x2="10.643cm" svg:y2="3.684cm">
          <text:p text:style-name="P3"/>
        </draw:line>
        <draw:line draw:style-name="gr14" draw:text-style-name="P1" draw:layer="layout" svg:x1="14.452cm" svg:y1="4.884cm" svg:x2="10.642cm" svg:y2="4.884cm">
          <text:p text:style-name="P3"/>
        </draw:line>
        <draw:line draw:style-name="gr14" draw:text-style-name="P1" draw:layer="layout" svg:x1="10.625cm" svg:y1="5.189cm" svg:x2="14.435cm" svg:y2="5.189cm">
          <text:p text:style-name="P3"/>
        </draw:line>
        <draw:line draw:style-name="gr14" draw:text-style-name="P1" draw:layer="layout" svg:x1="10.625cm" svg:y1="3.989cm" svg:x2="14.435cm" svg:y2="3.989cm">
          <text:p text:style-name="P3"/>
        </draw:line>
        <draw:line draw:style-name="gr14" draw:text-style-name="P1" draw:layer="layout" svg:x1="16.308cm" svg:y1="4.115cm" svg:x2="16.308cm" svg:y2="4.75cm">
          <text:p text:style-name="P3"/>
        </draw:line>
        <draw:line draw:style-name="gr14" draw:text-style-name="P1" draw:layer="layout" svg:x1="18.268cm" svg:y1="3.944cm" svg:x2="19.538cm" svg:y2="3.944cm">
          <text:p text:style-name="P3"/>
        </draw:line>
        <draw:line draw:style-name="gr14" draw:text-style-name="P1" draw:layer="layout" svg:x1="18.264cm" svg:y1="5.019cm" svg:x2="19.534cm" svg:y2="5.019cm">
          <text:p text:style-name="P3"/>
        </draw:line>
        <draw:line draw:style-name="gr14" draw:text-style-name="P1" draw:layer="layout" svg:x1="19.558cm" svg:y1="5.419cm" svg:x2="18.288cm" svg:y2="5.419cm">
          <text:p text:style-name="P3"/>
        </draw:line>
        <draw:line draw:style-name="gr14" draw:text-style-name="P1" draw:layer="layout" svg:x1="6.413cm" svg:y1="2.789cm" svg:x2="14.435cm" svg:y2="2.789cm">
          <text:p text:style-name="P3"/>
        </draw:line>
        <draw:line draw:style-name="gr13" draw:text-style-name="P1" draw:layer="layout" svg:x1="6.438cm" svg:y1="2.775cm" svg:x2="6.438cm" svg:y2="10.395cm">
          <text:p text:style-name="P3"/>
        </draw:line>
        <draw:line draw:style-name="gr14" draw:text-style-name="P1" draw:layer="layout" svg:x1="12.125cm" svg:y1="6.068cm" svg:x2="14.432cm" svg:y2="6.068cm">
          <text:p text:style-name="P3"/>
        </draw:line>
        <draw:line draw:style-name="gr11" draw:text-style-name="P1" draw:layer="layout" svg:x1="11.5cm" svg:y1="10.148cm" svg:x2="10.649cm" svg:y2="10.148cm">
          <text:p text:style-name="P3"/>
        </draw:line>
        <draw:line draw:style-name="gr11" draw:text-style-name="P1" draw:layer="layout" svg:x1="12.586cm" svg:y1="6.338cm" svg:x2="12.586cm" svg:y2="13.958cm">
          <text:p text:style-name="P3"/>
        </draw:line>
        <draw:line draw:style-name="gr12" draw:text-style-name="P1" draw:layer="layout" svg:x1="11.475cm" svg:y1="5.715cm" svg:x2="11.475cm" svg:y2="10.16cm">
          <text:p text:style-name="P3"/>
        </draw:line>
        <draw:line draw:style-name="gr13" draw:text-style-name="P1" draw:layer="layout" svg:x1="12.149cm" svg:y1="6.064cm" svg:x2="12.149cm" svg:y2="10.509cm">
          <text:p text:style-name="P3"/>
        </draw:line>
        <draw:line draw:style-name="gr11" draw:text-style-name="P1" draw:layer="layout" svg:x1="14.917cm" svg:y1="14.593cm" svg:x2="13.012cm" svg:y2="14.593cm">
          <text:p text:style-name="P3"/>
        </draw:line>
        <draw:line draw:style-name="gr14" draw:text-style-name="P1" draw:layer="layout" svg:x1="6.413cm" svg:y1="16.519cm" svg:x2="6.413cm" svg:y2="15.884cm">
          <text:p text:style-name="P3"/>
        </draw:line>
        <draw:custom-shape draw:style-name="gr15" draw:text-style-name="P1" draw:layer="layout" svg:width="3.81cm" svg:height="1.905cm" svg:x="4.453cm" svg:y="13.994cm">
          <text:p text:style-name="P2">Math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6.836cm" svg:y="9.418cm">
          <text:p text:style-name="P2">Video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14.454cm" svg:y="2.206cm">
          <text:p text:style-name="P2">GUI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81cm" svg:height="1.905cm" svg:x="13.116cm" svg:y="9.837cm">
          <text:p text:style-name="P2">Aud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1.905cm" svg:x="9.179cm" svg:y="13.993cm">
          <text:p text:style-name="P2">Objec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4.465cm" svg:y="16.539cm">
          <text:p text:style-name="P2">Physic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19.559cm" svg:y="3.763cm">
          <text:p text:style-name="P2">Tim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6.815cm" svg:y="3.459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17.174cm" svg:y="9.84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14.449cm" svg:y="4.75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905cm" svg:x="19.556cm" svg:y="6.119cm">
          <text:p text:style-name="P2">AI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9.525cm" svg:height="1.36cm" svg:x="17.018cm" svg:y="16.433cm">
          <draw:text-box>
            <text:p text:style-name="P3"><text:span text:style-name="T1">Vibrant I Architecture</text:span></text:p>
          </draw:text-box>
        </draw:frame>
        <draw:frame draw:style-name="gr17" draw:text-style-name="P5" draw:layer="layout" svg:width="1.919cm" svg:height="0.746cm" svg:x="1.278cm" svg:y="0.301cm">
          <draw:text-box>
            <text:p text:style-name="P3"><text:span text:style-name="T2">Accesses</text:span></text:p>
          </draw:text-box>
        </draw:frame>
        <draw:frame draw:style-name="gr18" draw:text-style-name="P3" draw:layer="layout" svg:width="2.54cm" svg:height="0.746cm" svg:x="1.278cm" svg:y="1.068cm">
          <draw:text-box>
            <text:p text:style-name="P3"><text:span text:style-name="T2">Implements</text:span></text:p>
          </draw:text-box>
        </draw:frame>
        <draw:custom-shape draw:style-name="gr6" draw:text-style-name="P1" draw:layer="layout" svg:width="0.635cm" svg:height="5.715cm" svg:x="4.453cm" svg:y="7.286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35cm" svg:height="2.54cm" svg:x="4.453cm" svg:y="4.746cm">
          <text:p text:style-name="P3"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.378cm" svg:y1="0.636cm" svg:x2="0.743cm" svg:y2="0.636cm">
          <text:p text:style-name="P3"/>
        </draw:line>
        <draw:line draw:style-name="gr12" draw:text-style-name="P1" draw:layer="layout" svg:x1="1.379cm" svg:y1="1.436cm" svg:x2="0.744cm" svg:y2="1.436cm">
          <text:p text:style-name="P3"/>
        </draw:line>
        <draw:frame draw:style-name="gr18" draw:text-style-name="P6" draw:layer="layout" svg:width="3.45cm" svg:height="0.657cm" svg:x="24.303cm" svg:y="20.404cm">
          <draw:text-box>
            <text:p text:style-name="P3"><text:span text:style-name="T3">© sideproject 2007.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20" draw:text-style-name="P1" draw:layer="layout" svg:width="6.35cm" svg:height="2.54cm" svg:x="10.168cm" svg:y="9.191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905cm" svg:height="1.905cm" svg:x="16.518cm" svg:y="9.191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0.635cm" svg:x="16.518cm" svg:y="11.096cm">
          <text:p text:style-name="P3"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05cm" svg:height="5.08cm" svg:x="16.518cm" svg:y="4.111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905cm" svg:x="16.518cm" svg:y="2.206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05cm" svg:height="2.54cm" svg:x="5.723cm" svg:y="11.731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5.08cm" svg:x="2.548cm" svg:y="14.906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985cm" svg:height="1.905cm" svg:x="9.533cm" svg:y="2.206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54cm" svg:height="9.525cm" svg:x="7.628cm" svg:y="2.206cm">
          <text:p text:style-name="P3"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27cm" svg:height="5.08cm" svg:x="8.898cm" svg:y="4.111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2.7cm" svg:height="5.08cm" svg:x="5.723cm" svg:y="14.271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.795cm" svg:height="2.54cm" svg:x="7.628cm" svg:y="11.731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62cm" svg:height="5.08cm" svg:x="18.423cm" svg:y="9.191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6.35cm" svg:height="4.445cm" svg:x="3.183cm" svg:y="15.541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5cm" svg:height="4.445cm" svg:x="3.183cm" svg:y="15.541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81cm" svg:height="3.81cm" svg:x="5.723cm" svg:y="15.541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15cm" svg:height="5.715cm" svg:x="1.913cm" svg:y="6.016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7cm" svg:height="3.81cm" svg:x="6.358cm" svg:y="2.206cm">
          <text:p text:style-name="P3"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7.62cm" svg:height="6.985cm" svg:x="18.423cm" svg:y="2.206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35cm" svg:height="5.08cm" svg:x="10.168cm" svg:y="4.111cm">
          <text:p text:style-name="P3"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9.685cm" svg:height="0.635cm" svg:x="6.358cm" svg:y="1.571cm">
          <text:p text:style-name="P3"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5.905cm" svg:y1="17.746cm" svg:x2="16.54cm" svg:y2="17.746cm">
          <text:p text:style-name="P3"/>
        </draw:line>
        <draw:line draw:style-name="gr26" draw:text-style-name="P1" draw:layer="layout" svg:x1="14.628cm" svg:y1="17.413cm" svg:x2="15.898cm" svg:y2="17.413cm">
          <text:p text:style-name="P3"/>
        </draw:line>
        <draw:line draw:style-name="gr26" draw:text-style-name="P1" draw:layer="layout" svg:x1="15.883cm" svg:y1="19.483cm" svg:x2="15.883cm" svg:y2="15.673cm">
          <text:p text:style-name="P3"/>
        </draw:line>
        <draw:line draw:style-name="gr26" draw:text-style-name="P1" draw:layer="layout" svg:x1="14.628cm" svg:y1="16.813cm" svg:x2="15.898cm" svg:y2="16.813cm">
          <text:p text:style-name="P3"/>
        </draw:line>
        <draw:line draw:style-name="gr26" draw:text-style-name="P1" draw:layer="layout" svg:x1="14.613cm" svg:y1="16.253cm" svg:x2="15.883cm" svg:y2="16.253cm">
          <text:p text:style-name="P3"/>
        </draw:line>
        <draw:line draw:style-name="gr26" draw:text-style-name="P1" draw:layer="layout" svg:x1="14.64cm" svg:y1="15.661cm" svg:x2="15.91cm" svg:y2="15.661cm">
          <text:p text:style-name="P3"/>
        </draw:line>
        <draw:line draw:style-name="gr26" draw:text-style-name="P1" draw:layer="layout" svg:x1="14.628cm" svg:y1="18.388cm" svg:x2="15.898cm" svg:y2="18.388cm">
          <text:p text:style-name="P3"/>
        </draw:line>
        <draw:line draw:style-name="gr26" draw:text-style-name="P1" draw:layer="layout" svg:x1="14.628cm" svg:y1="18.948cm" svg:x2="15.898cm" svg:y2="18.948cm">
          <text:p text:style-name="P3"/>
        </draw:line>
        <draw:line draw:style-name="gr26" draw:text-style-name="P1" draw:layer="layout" svg:x1="14.638cm" svg:y1="19.463cm" svg:x2="15.908cm" svg:y2="19.463cm">
          <text:p text:style-name="P3"/>
        </draw:line>
        <draw:line draw:style-name="gr25" draw:text-style-name="P1" draw:layer="layout" svg:x1="17.788cm" svg:y1="13.29cm" svg:x2="17.788cm" svg:y2="17.1cm">
          <text:p text:style-name="P3"/>
        </draw:line>
        <draw:line draw:style-name="gr26" draw:text-style-name="P1" draw:layer="layout" svg:x1="17.788cm" svg:y1="13.312cm" svg:x2="26.043cm" svg:y2="13.312cm">
          <text:p text:style-name="P3"/>
        </draw:line>
        <draw:line draw:style-name="gr26" draw:text-style-name="P1" draw:layer="layout" svg:x1="26.043cm" svg:y1="13.336cm" svg:x2="26.043cm" svg:y2="6.651cm">
          <text:p text:style-name="P3"/>
        </draw:line>
        <draw:line draw:style-name="gr27" draw:text-style-name="P1" draw:layer="layout" svg:x1="10.46cm" svg:y1="17.384cm" svg:x2="11.73cm" svg:y2="17.384cm">
          <text:p text:style-name="P3"/>
        </draw:line>
        <draw:line draw:style-name="gr27" draw:text-style-name="P1" draw:layer="layout" svg:x1="10.46cm" svg:y1="16.828cm" svg:x2="11.73cm" svg:y2="16.828cm">
          <text:p text:style-name="P3"/>
        </draw:line>
        <draw:line draw:style-name="gr27" draw:text-style-name="P1" draw:layer="layout" svg:x1="10.46cm" svg:y1="16.25cm" svg:x2="11.73cm" svg:y2="16.25cm">
          <text:p text:style-name="P3"/>
        </draw:line>
        <draw:line draw:style-name="gr27" draw:text-style-name="P1" draw:layer="layout" svg:x1="10.46cm" svg:y1="15.671cm" svg:x2="11.73cm" svg:y2="15.671cm">
          <text:p text:style-name="P3"/>
        </draw:line>
        <draw:line draw:style-name="gr28" draw:text-style-name="P1" draw:layer="layout" svg:x1="10.46cm" svg:y1="15.645cm" svg:x2="10.46cm" svg:y2="17.55cm">
          <text:p text:style-name="P3"/>
        </draw:line>
        <draw:line draw:style-name="gr28" draw:text-style-name="P1" draw:layer="layout" svg:x1="10.486cm" svg:y1="17.573cm" svg:x2="9.851cm" svg:y2="17.573cm">
          <text:p text:style-name="P3"/>
        </draw:line>
        <draw:line draw:style-name="gr27" draw:text-style-name="P1" draw:layer="layout" svg:x1="10.46cm" svg:y1="18.37cm" svg:x2="11.73cm" svg:y2="18.37cm">
          <text:p text:style-name="P3"/>
        </draw:line>
        <draw:line draw:style-name="gr27" draw:text-style-name="P1" draw:layer="layout" svg:x1="10.46cm" svg:y1="18.97cm" svg:x2="11.73cm" svg:y2="18.97cm">
          <text:p text:style-name="P3"/>
        </draw:line>
        <draw:line draw:style-name="gr27" draw:text-style-name="P1" draw:layer="layout" svg:x1="10.46cm" svg:y1="19.518cm" svg:x2="11.73cm" svg:y2="19.518cm">
          <text:p text:style-name="P3"/>
        </draw:line>
        <draw:line draw:style-name="gr28" draw:text-style-name="P1" draw:layer="layout" svg:x1="10.46cm" svg:y1="18.273cm" svg:x2="10.46cm" svg:y2="19.543cm">
          <text:p text:style-name="P3"/>
        </draw:line>
        <draw:line draw:style-name="gr28" draw:text-style-name="P1" draw:layer="layout" svg:x1="10.485cm" svg:y1="18.251cm" svg:x2="9.85cm" svg:y2="18.251cm">
          <text:p text:style-name="P3"/>
        </draw:line>
        <draw:line draw:style-name="gr25" draw:text-style-name="P1" draw:layer="layout" svg:x1="7.654cm" svg:y1="18.281cm" svg:x2="7.654cm" svg:y2="14.959cm">
          <text:p text:style-name="P3"/>
        </draw:line>
        <draw:line draw:style-name="gr26" draw:text-style-name="P1" draw:layer="layout" svg:x1="7.654cm" svg:y1="17.579cm" svg:x2="8.389cm" svg:y2="17.579cm">
          <text:p text:style-name="P3"/>
        </draw:line>
        <draw:line draw:style-name="gr26" draw:text-style-name="P1" draw:layer="layout" svg:x1="7.655cm" svg:y1="16.911cm" svg:x2="8.39cm" svg:y2="16.911cm">
          <text:p text:style-name="P3"/>
        </draw:line>
        <draw:line draw:style-name="gr26" draw:text-style-name="P1" draw:layer="layout" svg:x1="7.655cm" svg:y1="18.257cm" svg:x2="8.39cm" svg:y2="18.257cm">
          <text:p text:style-name="P3"/>
        </draw:line>
        <draw:line draw:style-name="gr27" draw:text-style-name="P1" draw:layer="layout" svg:x1="5.425cm" svg:y1="17.637cm" svg:x2="5.425cm" svg:y2="18.272cm">
          <text:p text:style-name="P3"/>
        </draw:line>
        <draw:line draw:style-name="gr27" draw:text-style-name="P1" draw:layer="layout" svg:x1="9.955cm" svg:y1="13.105cm" svg:x2="11.225cm" svg:y2="13.105cm">
          <text:p text:style-name="P3"/>
        </draw:line>
        <draw:line draw:style-name="gr25" draw:text-style-name="P1" draw:layer="layout" svg:x1="21.355cm" svg:y1="12.499cm" svg:x2="21.355cm" svg:y2="6.793cm">
          <text:p text:style-name="P3"/>
        </draw:line>
        <draw:line draw:style-name="gr26" draw:text-style-name="P1" draw:layer="layout" svg:x1="21.355cm" svg:y1="9.138cm" svg:x2="22.09cm" svg:y2="9.138cm">
          <text:p text:style-name="P3"/>
        </draw:line>
        <draw:line draw:style-name="gr26" draw:text-style-name="P1" draw:layer="layout" svg:x1="21.356cm" svg:y1="8.47cm" svg:x2="22.091cm" svg:y2="8.47cm">
          <text:p text:style-name="P3"/>
        </draw:line>
        <draw:line draw:style-name="gr26" draw:text-style-name="P1" draw:layer="layout" svg:x1="21.357cm" svg:y1="7.806cm" svg:x2="22.092cm" svg:y2="7.806cm">
          <text:p text:style-name="P3"/>
        </draw:line>
        <draw:line draw:style-name="gr26" draw:text-style-name="P1" draw:layer="layout" svg:x1="21.356cm" svg:y1="11.138cm" svg:x2="22.091cm" svg:y2="11.138cm">
          <text:p text:style-name="P3"/>
        </draw:line>
        <draw:line draw:style-name="gr26" draw:text-style-name="P1" draw:layer="layout" svg:x1="21.357cm" svg:y1="10.47cm" svg:x2="22.092cm" svg:y2="10.47cm">
          <text:p text:style-name="P3"/>
        </draw:line>
        <draw:line draw:style-name="gr26" draw:text-style-name="P1" draw:layer="layout" svg:x1="21.358cm" svg:y1="9.806cm" svg:x2="22.093cm" svg:y2="9.806cm">
          <text:p text:style-name="P3"/>
        </draw:line>
        <draw:line draw:style-name="gr26" draw:text-style-name="P1" draw:layer="layout" svg:x1="21.357cm" svg:y1="12.47cm" svg:x2="22.092cm" svg:y2="12.47cm">
          <text:p text:style-name="P3"/>
        </draw:line>
        <draw:line draw:style-name="gr26" draw:text-style-name="P1" draw:layer="layout" svg:x1="21.358cm" svg:y1="11.806cm" svg:x2="22.093cm" svg:y2="11.806cm">
          <text:p text:style-name="P3"/>
        </draw:line>
        <draw:line draw:style-name="gr25" draw:text-style-name="P1" draw:layer="layout" svg:x1="16.779cm" svg:y1="12.566cm" svg:x2="16.779cm" svg:y2="10.661cm">
          <text:p text:style-name="P3"/>
        </draw:line>
        <draw:line draw:style-name="gr26" draw:text-style-name="P1" draw:layer="layout" svg:x1="16.779cm" svg:y1="12.542cm" svg:x2="17.514cm" svg:y2="12.542cm">
          <text:p text:style-name="P3"/>
        </draw:line>
        <draw:line draw:style-name="gr26" draw:text-style-name="P1" draw:layer="layout" svg:x1="16.78cm" svg:y1="11.874cm" svg:x2="17.515cm" svg:y2="11.874cm">
          <text:p text:style-name="P3"/>
        </draw:line>
        <draw:line draw:style-name="gr27" draw:text-style-name="P1" draw:layer="layout" svg:x1="17.315cm" svg:y1="8.121cm" svg:x2="17.315cm" svg:y2="9.391cm">
          <text:p text:style-name="P3"/>
        </draw:line>
        <draw:line draw:style-name="gr27" draw:text-style-name="P1" draw:layer="layout" svg:x1="11.425cm" svg:y1="12.905cm" svg:x2="10.155cm" svg:y2="12.905cm">
          <text:p text:style-name="P3"/>
        </draw:line>
        <draw:line draw:style-name="gr25" draw:text-style-name="P1" draw:layer="layout" svg:x1="2.44cm" svg:y1="9.85cm" svg:x2="2.44cm" svg:y2="7.945cm">
          <text:p text:style-name="P3"/>
        </draw:line>
        <draw:line draw:style-name="gr26" draw:text-style-name="P1" draw:layer="layout" svg:x1="2.44cm" svg:y1="9.826cm" svg:x2="3.175cm" svg:y2="9.826cm">
          <text:p text:style-name="P3"/>
        </draw:line>
        <draw:line draw:style-name="gr26" draw:text-style-name="P1" draw:layer="layout" svg:x1="2.441cm" svg:y1="9.158cm" svg:x2="3.176cm" svg:y2="9.158cm">
          <text:p text:style-name="P3"/>
        </draw:line>
        <draw:line draw:style-name="gr29" draw:text-style-name="P1" draw:layer="layout" svg:x1="15.736cm" svg:y1="6.413cm" svg:x2="15.736cm" svg:y2="8.121cm">
          <text:p text:style-name="P3"/>
        </draw:line>
        <draw:line draw:style-name="gr29" draw:text-style-name="P1" draw:layer="layout" svg:x1="15.71cm" svg:y1="6.416cm" svg:x2="20.955cm" svg:y2="6.416cm">
          <text:p text:style-name="P3"/>
        </draw:line>
        <draw:line draw:style-name="gr25" draw:text-style-name="P1" draw:layer="layout" svg:x1="16.51cm" svg:y1="7.286cm" svg:x2="15.073cm" svg:y2="7.286cm">
          <text:p text:style-name="P3"/>
        </draw:line>
        <draw:line draw:style-name="gr26" draw:text-style-name="P1" draw:layer="layout" svg:x1="15.755cm" svg:y1="8.096cm" svg:x2="16.51cm" svg:y2="8.096cm">
          <text:p text:style-name="P3"/>
        </draw:line>
        <draw:line draw:style-name="gr27" draw:text-style-name="P1" draw:layer="layout" svg:x1="8.255cm" svg:y1="4.722cm" svg:x2="8.255cm" svg:y2="6.627cm">
          <text:p text:style-name="P3"/>
        </draw:line>
        <draw:line draw:style-name="gr27" draw:text-style-name="P1" draw:layer="layout" svg:x1="9.525cm" svg:y1="7.286cm" svg:x2="12.484cm" svg:y2="7.286cm">
          <text:p text:style-name="P3"/>
        </draw:line>
        <draw:line draw:style-name="gr28" draw:text-style-name="P1" draw:layer="layout" svg:x1="9.549cm" svg:y1="7.294cm" svg:x2="9.549cm" svg:y2="4.754cm">
          <text:p text:style-name="P3"/>
        </draw:line>
        <draw:line draw:style-name="gr27" draw:text-style-name="P1" draw:layer="layout" svg:x1="10.025cm" svg:y1="2.399cm" svg:x2="10.025cm" svg:y2="3.669cm">
          <text:p text:style-name="P3"/>
        </draw:line>
        <draw:line draw:style-name="gr27" draw:text-style-name="P1" draw:layer="layout" svg:x1="11.625cm" svg:y1="2.399cm" svg:x2="11.625cm" svg:y2="3.669cm">
          <text:p text:style-name="P3"/>
        </draw:line>
        <draw:line draw:style-name="gr27" draw:text-style-name="P1" draw:layer="layout" svg:x1="8.292cm" svg:y1="4.311cm" svg:x2="7.022cm" svg:y2="4.311cm">
          <text:p text:style-name="P3"/>
        </draw:line>
        <draw:line draw:style-name="gr27" draw:text-style-name="P1" draw:layer="layout" svg:x1="6.586cm" svg:y1="7.304cm" svg:x2="4.681cm" svg:y2="7.304cm">
          <text:p text:style-name="P3"/>
        </draw:line>
        <draw:line draw:style-name="gr25" draw:text-style-name="P1" draw:layer="layout" svg:x1="8.89cm" svg:y1="14.319cm" svg:x2="8.89cm" svg:y2="13.684cm">
          <text:p text:style-name="P3"/>
        </draw:line>
        <draw:line draw:style-name="gr27" draw:text-style-name="P1" draw:layer="layout" svg:x1="5.38cm" svg:y1="13.536cm" svg:x2="5.38cm" svg:y2="14.171cm">
          <text:p text:style-name="P3"/>
        </draw:line>
        <draw:line draw:style-name="gr25" draw:text-style-name="P1" draw:layer="layout" svg:x1="7.885cm" svg:y1="13.021cm" svg:x2="7.885cm" svg:y2="7.941cm">
          <text:p text:style-name="P3"/>
        </draw:line>
        <draw:line draw:style-name="gr25" draw:text-style-name="P1" draw:layer="layout" svg:x1="6.885cm" svg:y1="13.021cm" svg:x2="6.885cm" svg:y2="7.941cm">
          <text:p text:style-name="P3"/>
        </draw:line>
        <draw:line draw:style-name="gr27" draw:text-style-name="P1" draw:layer="layout" svg:x1="8.555cm" svg:y1="10.696cm" svg:x2="9.825cm" svg:y2="10.696cm">
          <text:p text:style-name="P3"/>
        </draw:line>
        <draw:line draw:style-name="gr27" draw:text-style-name="P1" draw:layer="layout" svg:x1="8.555cm" svg:y1="11.505cm" svg:x2="9.825cm" svg:y2="11.505cm">
          <text:p text:style-name="P3"/>
        </draw:line>
        <draw:line draw:style-name="gr27" draw:text-style-name="P1" draw:layer="layout" svg:x1="8.555cm" svg:y1="9.896cm" svg:x2="9.825cm" svg:y2="9.896cm">
          <text:p text:style-name="P3"/>
        </draw:line>
        <draw:line draw:style-name="gr27" draw:text-style-name="P1" draw:layer="layout" svg:x1="8.555cm" svg:y1="9.096cm" svg:x2="9.825cm" svg:y2="9.096cm">
          <text:p text:style-name="P3"/>
        </draw:line>
        <draw:line draw:style-name="gr30" draw:text-style-name="P1" draw:layer="layout" svg:x1="15.603cm" svg:y1="3.468cm" svg:x2="15.603cm" svg:y2="4.103cm">
          <text:p text:style-name="P3"/>
        </draw:line>
        <draw:line draw:style-name="gr30" draw:text-style-name="P1" draw:layer="layout" svg:x1="15.607cm" svg:y1="4.481cm" svg:x2="15.607cm" svg:y2="5.116cm">
          <text:p text:style-name="P3"/>
        </draw:line>
        <draw:line draw:style-name="gr30" draw:text-style-name="P1" draw:layer="layout" svg:x1="15.579cm" svg:y1="4.077cm" svg:x2="14.944cm" svg:y2="4.077cm">
          <text:p text:style-name="P3"/>
        </draw:line>
        <draw:line draw:style-name="gr30" draw:text-style-name="P1" draw:layer="layout" svg:x1="15.586cm" svg:y1="4.506cm" svg:x2="14.951cm" svg:y2="4.506cm">
          <text:p text:style-name="P3"/>
        </draw:line>
        <draw:line draw:style-name="gr27" draw:text-style-name="P1" draw:layer="layout" svg:x1="15.575cm" svg:y1="3.441cm" svg:x2="16.845cm" svg:y2="3.441cm">
          <text:p text:style-name="P3"/>
        </draw:line>
        <draw:line draw:style-name="gr27" draw:text-style-name="P1" draw:layer="layout" svg:x1="14.94cm" svg:y1="4.271cm" svg:x2="16.845cm" svg:y2="4.271cm">
          <text:p text:style-name="P3"/>
        </draw:line>
        <draw:line draw:style-name="gr27" draw:text-style-name="P1" draw:layer="layout" svg:x1="15.581cm" svg:y1="5.095cm" svg:x2="16.851cm" svg:y2="5.095cm">
          <text:p text:style-name="P3"/>
        </draw:line>
        <draw:line draw:style-name="gr27" draw:text-style-name="P1" draw:layer="layout" svg:x1="22.825cm" svg:y1="6.409cm" svg:x2="24.095cm" svg:y2="6.409cm">
          <text:p text:style-name="P3"/>
        </draw:line>
        <draw:line draw:style-name="gr30" draw:text-style-name="P1" draw:layer="layout" svg:x1="8.58cm" svg:y1="7.686cm" svg:x2="8.58cm" svg:y2="11.496cm">
          <text:p text:style-name="P3"/>
        </draw:line>
        <draw:rect draw:style-name="gr2" draw:text-style-name="P1" draw:layer="layout" svg:width="26.64cm" svg:height="0.44cm" svg:x="0.643cm" svg:y="0.496cm">
          <text:p text:style-name="P3"/>
        </draw:rect>
        <draw:rect draw:style-name="gr2" draw:text-style-name="P1" draw:layer="layout" svg:width="3.81cm" svg:height="0.969cm" svg:x="23.503cm" svg:y="20.367cm">
          <text:p text:style-name="P3"/>
        </draw:rect>
        <draw:rect draw:style-name="gr2" draw:text-style-name="P1" draw:layer="layout" svg:width="26.64cm" svg:height="0.44cm" svg:x="0.643cm" svg:y="20.513cm">
          <text:p text:style-name="P3"/>
        </draw:rect>
        <draw:rect draw:style-name="gr3" draw:text-style-name="P1" draw:layer="layout" svg:width="3.78cm" svg:height="0.44cm" svg:x="23.503cm" svg:y="20.513cm">
          <text:p text:style-name="P3"/>
        </draw:rect>
        <draw:rect draw:style-name="gr2" draw:text-style-name="P1" draw:layer="layout" svg:width="3.175cm" svg:height="3.378cm" svg:x="1.138cm" svg:y="0.098cm">
          <text:p text:style-name="P3"/>
        </draw:rect>
        <draw:rect draw:style-name="gr4" draw:text-style-name="P1" draw:layer="layout" svg:width="3.175cm" svg:height="2.54cm" svg:x="0.503cm" svg:y="0.301cm">
          <text:p text:style-name="P3"/>
        </draw:rect>
        <draw:rect draw:style-name="gr5" draw:text-style-name="P1" draw:layer="layout" svg:width="2.54cm" svg:height="2.54cm" svg:x="1.138cm" svg:y="0.301cm">
          <text:p text:style-name="P3"/>
        </draw:rect>
        <draw:frame draw:style-name="gr17" draw:text-style-name="P5" draw:layer="layout" svg:width="1.919cm" svg:height="0.746cm" svg:x="1.278cm" svg:y="0.301cm">
          <draw:text-box>
            <text:p text:style-name="P3"><text:span text:style-name="T2">Accesses</text:span></text:p>
          </draw:text-box>
        </draw:frame>
        <draw:frame draw:style-name="gr18" draw:text-style-name="P3" draw:layer="layout" svg:width="2.54cm" svg:height="0.746cm" svg:x="1.278cm" svg:y="1.068cm">
          <draw:text-box>
            <text:p text:style-name="P3"><text:span text:style-name="T2">Implements</text:span></text:p>
          </draw:text-box>
        </draw:frame>
        <draw:line draw:style-name="gr13" draw:text-style-name="P1" draw:layer="layout" svg:x1="1.378cm" svg:y1="0.636cm" svg:x2="0.743cm" svg:y2="0.636cm">
          <text:p text:style-name="P3"/>
        </draw:line>
        <draw:line draw:style-name="gr12" draw:text-style-name="P1" draw:layer="layout" svg:x1="1.379cm" svg:y1="1.436cm" svg:x2="0.744cm" svg:y2="1.436cm">
          <text:p text:style-name="P3"/>
        </draw:line>
        <draw:frame draw:style-name="gr18" draw:text-style-name="P6" draw:layer="layout" svg:width="3.45cm" svg:height="0.657cm" svg:x="24.303cm" svg:y="20.404cm">
          <draw:text-box>
            <text:p text:style-name="P3"><text:span text:style-name="T3">© sideproject 2007.</text:span></text:p>
          </draw:text-box>
        </draw:frame>
        <draw:custom-shape draw:style-name="gr15" draw:text-style-name="P7" draw:layer="layout" svg:width="2.54cm" svg:height="1.27cm" svg:x="9.566cm" svg:y="1.357cm">
          <text:p text:style-name="P2"><text:span text:style-name="T4">VVideo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26cm" svg:height="1.27cm" svg:x="3.475cm" svg:y="12.404cm">
          <text:p text:style-name="P2"><text:span text:style-name="T4">VParticleSystem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4cm" svg:height="1.27cm" svg:x="7.94cm" svg:y="3.68cm">
          <text:p text:style-name="P2"><text:span text:style-name="T4">VRender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864cm" svg:height="1.27cm" svg:x="11.231cm" svg:y="3.694cm">
          <text:p text:style-name="P2"><text:span text:style-name="T4">VRenderWindow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6.34cm" svg:y="6.654cm">
          <text:p text:style-name="P2"><text:span text:style-name="T4">V3D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2.54cm" svg:height="1.27cm" svg:x="7.59cm" svg:y="12.404cm">
          <text:p text:style-name="P2"><text:span text:style-name="T4">VMesh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2.54cm" svg:height="1.27cm" svg:x="2.113cm" svg:y="6.651cm">
          <text:p text:style-name="P2"><text:span text:style-name="T4">V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12.509cm" svg:y="6.663cm">
          <text:p text:style-name="P2"><text:span text:style-name="T4">VEf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.54cm" svg:height="1.27cm" svg:x="4.153cm" svg:y="16.476cm">
          <text:p text:style-name="P2"><text:span text:style-name="T4">VReg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54cm" svg:height="1.27cm" svg:x="4.15cm" svg:y="18.275cm">
          <text:p text:style-name="P2"><text:span text:style-name="T4">VPortal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175cm" svg:height="0.761cm" svg:x="7.354cm" svg:y="14.183cm">
          <text:p text:style-name="P2"><text:span text:style-name="T2">VTriangleMesh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2.54cm" svg:height="1.27cm" svg:x="4.451cm" svg:y="3.684cm">
          <text:p text:style-name="P2"><text:span text:style-name="T4">VGUI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16.089cm" svg:y="9.406cm">
          <text:p text:style-name="P2"><text:span text:style-name="T4">VSh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455cm" svg:height="0.518cm" svg:x="11.75cm" svg:y="18.12cm">
          <text:p text:style-name="P2"><text:span text:style-name="T3">VCLODTerrain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205cm" svg:height="0.518cm" svg:x="7.955cm" svg:y="18cm">
          <text:p text:style-name="P2"><text:span text:style-name="T3">VCLODTerra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453cm" svg:height="0.518cm" svg:x="11.752cm" svg:y="18.694cm">
          <text:p text:style-name="P2"><text:span text:style-name="T3">VCLODTerrainVer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52cm" svg:height="0.518cm" svg:x="11.753cm" svg:y="19.268cm">
          <text:p text:style-name="P2"><text:span text:style-name="T3">VCLODTerrain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458cm" svg:height="0.518cm" svg:x="11.747cm" svg:y="15.413cm">
          <text:p text:style-name="P2"><text:span text:style-name="T3">VCLODEdg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206cm" svg:height="0.518cm" svg:x="7.954cm" svg:y="17.321cm">
          <text:p text:style-name="P2"><text:span text:style-name="T3">VCLOD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455cm" svg:height="0.518cm" svg:x="11.75cm" svg:y="17.133cm">
          <text:p text:style-name="P2"><text:span text:style-name="T3">VCLODCollapseRecord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458cm" svg:height="0.518cm" svg:x="11.747cm" svg:y="16.559cm">
          <text:p text:style-name="P2"><text:span text:style-name="T3">VCLODTriang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772cm" svg:height="0.518cm" svg:x="21.628cm" svg:y="11.542cm">
          <text:p text:style-name="P2"><text:span text:style-name="T3">VPlanarReflection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776cm" svg:height="0.518cm" svg:x="21.624cm" svg:y="12.214cm">
          <text:p text:style-name="P2"><text:span text:style-name="T3">VProjectedTexture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681cm" svg:height="0.518cm" svg:x="17.004cm" svg:y="12.214cm">
          <text:p text:style-name="P2"><text:span text:style-name="T3">VPixelSh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685cm" svg:height="0.518cm" svg:x="17cm" svg:y="11.638cm">
          <text:p text:style-name="P2"><text:span text:style-name="T3">VVertexSh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772cm" svg:height="0.518cm" svg:x="21.628cm" svg:y="10.879cm">
          <text:p text:style-name="P2"><text:span text:style-name="T3">VPlanarShadow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96cm" svg:height="0.518cm" svg:x="21.627cm" svg:y="8.209cm">
          <text:p text:style-name="P2"><text:span text:style-name="T3">VLightMap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96cm" svg:height="0.518cm" svg:x="21.623cm" svg:y="8.877cm">
          <text:p text:style-name="P2"><text:span text:style-name="T3">VGlossMapEf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96cm" svg:height="0.518cm" svg:x="21.623cm" svg:y="9.543cm">
          <text:p text:style-name="P2"><text:span text:style-name="T3">VBumpMap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774cm" svg:height="0.518cm" svg:x="21.626cm" svg:y="10.214cm">
          <text:p text:style-name="P2"><text:span text:style-name="T3">VEnvironmentMap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456cm" svg:height="0.518cm" svg:x="11.749cm" svg:y="15.985cm">
          <text:p text:style-name="P2"><text:span text:style-name="T3">VCLODVertex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96cm" svg:height="0.518cm" svg:x="2.628cm" svg:y="8.9cm">
          <text:p text:style-name="P2"><text:span text:style-name="T3">VArmature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96cm" svg:height="0.518cm" svg:x="2.629cm" svg:y="9.583cm">
          <text:p text:style-name="P2"><text:span text:style-name="T3">VKeyframe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96cm" svg:height="0.518cm" svg:x="21.626cm" svg:y="7.547cm">
          <text:p text:style-name="P2"><text:span text:style-name="T3">VDarkMapEff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632cm" svg:height="0.761cm" svg:x="11.223cm" svg:y="12.638cm">
          <text:p text:style-name="P2"><text:span text:style-name="T2">VVGF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905cm" svg:height="0.761cm" svg:x="4.479cm" svg:y="14.179cm">
          <text:p text:style-name="P2"><text:span text:style-name="T2">VPartic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64cm" svg:height="0.761cm" svg:x="9.871cm" svg:y="10.293cm">
          <text:p text:style-name="P2"><text:span text:style-name="T2">VBou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54cm" svg:height="0.761cm" svg:x="24.122cm" svg:y="6.031cm">
          <text:p text:style-name="P2"><text:span text:style-name="T2">VTex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467cm" svg:height="0.761cm" svg:x="9.868cm" svg:y="11.119cm">
          <text:p text:style-name="P2"><text:span text:style-name="T2">V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704cm" svg:height="0.761cm" svg:x="20.201cm" svg:y="6.034cm">
          <text:p text:style-name="P2"><text:span text:style-name="T2">VTextureEf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171cm" svg:height="0.761cm" svg:x="16.879cm" svg:y="4.725cm">
          <text:p text:style-name="P2"><text:span text:style-name="T2">V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176cm" svg:height="0.761cm" svg:x="16.874cm" svg:y="3.098cm">
          <text:p text:style-name="P2"><text:span text:style-name="T2">VCu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2.176cm" svg:height="0.761cm" svg:x="16.874cm" svg:y="3.911cm">
          <text:p text:style-name="P2"><text:span text:style-name="T2">V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695cm" svg:height="0.761cm" svg:x="15.99cm" svg:y="6.925cm">
          <text:p text:style-name="P2"><text:span text:style-name="T2">VVertexColorEf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695cm" svg:height="0.761cm" svg:x="15.99cm" svg:y="7.746cm">
          <text:p text:style-name="P2"><text:span text:style-name="T2">VShaderEff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465cm" svg:height="0.761cm" svg:x="9.87cm" svg:y="8.65cm">
          <text:p text:style-name="P2"><text:span text:style-name="T2">VGlobal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3.463cm" svg:height="0.761cm" svg:x="9.872cm" svg:y="9.473cm">
          <text:p text:style-name="P2"><text:span text:style-name="T2">VL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2.204cm" svg:height="0.518cm" svg:x="7.956cm" svg:y="16.648cm">
          <text:p text:style-name="P2"><text:span text:style-name="T3">VBill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2.54cm" svg:height="1.27cm" svg:x="16.551cm" svg:y="17.117cm">
          <text:p text:style-name="P2"><text:span text:style-name="T4">VObject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2.54cm" svg:height="1.27cm" svg:x="0.943cm" svg:y="18.274cm">
          <text:p text:style-name="P2"><text:span text:style-name="T4">VNode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4.153cm" svg:y1="18.916cm" svg:x2="3.518cm" svg:y2="18.916cm">
          <text:p text:style-name="P3"/>
        </draw:line>
        <draw:custom-shape draw:style-name="gr33" draw:text-style-name="P1" draw:layer="layout" svg:width="0.635cm" svg:height="0.635cm" svg:x="0.734cm" svg:y="1.788cm">
          <text:p text:style-name="P3"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2.54cm" svg:height="0.746cm" svg:x="1.278cm" svg:y="1.761cm">
          <draw:text-box>
            <text:p text:style-name="P3"><text:span text:style-name="T2">External*</text:span></text:p>
          </draw:text-box>
        </draw:frame>
        <draw:frame draw:style-name="gr35" draw:text-style-name="P14" draw:layer="layout" svg:width="2.51cm" svg:height="1.182cm" svg:x="21.628cm" svg:y="16.176cm">
          <draw:text-box>
            <text:p text:style-name="P3"><text:span text:style-name="T5">Video</text:span></text:p>
          </draw:text-box>
        </draw:frame>
        <draw:frame draw:style-name="gr36" draw:text-style-name="P6" draw:layer="layout" svg:width="6.35cm" svg:height="0.607cm" svg:x="0.643cm" svg:y="20.421cm">
          <draw:text-box>
            <text:p text:style-name="P6"><text:span text:style-name="T3">*Class that is external to this syste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rebuchet MS'" style:font-style-name="Regular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01cm" fo:margin-bottom="0.529cm" fo:margin-left="0.643cm" fo:margin-right="0.657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3-20T18:59:27</meta:creation-date>
    <dc:date>2007-03-24T20:56:34</dc:date>
    <dc:language>en-US</dc:language>
    <meta:editing-cycles>43</meta:editing-cycles>
    <meta:editing-duration>PT9H33M5S</meta:editing-duration>
    <meta:user-defined meta:name="Info 1"/>
    <meta:user-defined meta:name="Info 2"/>
    <meta:user-defined meta:name="Info 3"/>
    <meta:user-defined meta:name="Info 4"/>
    <meta:document-statistic meta:object-count="223"/>
  </office:meta>
</office:document-meta>
</file>